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5.23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rte de la pièce ?</text:p>
          </table:table-cell>
          <table:table-cell table:style-name="ce2" office:value-type="string" calcext:value-type="string" table:number-columns-spanned="2" table:number-rows-spanned="1">
            <text:p>Pièce de la porte</text:p>
          </table:table-cell>
          <table:covered-table-cell/>
          <table:table-cell office:value-type="string" calcext:value-type="string">
            <text:p>Nombre</text:p>
          </table:table-cell>
          <table:table-cell table:style-name="ce2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</table:table-row>
        <table:table-row table:style-name="ro1">
          <table:table-cell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2073" calcext:value-type="float">
            <text:p>2073</text:p>
          </table:table-cell>
          <table:table-cell table:formula="of:=([.F4]/1000)*([.G4]/1000)" office:value-type="float" office:value="0.182424" calcext:value-type="float">
            <text:p>0,182424</text:p>
          </table:table-cell>
          <table:table-cell table:formula="of:=[.H4]*[.E4]/1000" office:value-type="float" office:value="0.00547272" calcext:value-type="float">
            <text:p>0,00547272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covered-table-cell/>
          <table:table-cell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883" calcext:value-type="float">
            <text:p>883</text:p>
          </table:table-cell>
          <table:table-cell table:formula="of:=([.F5]/1000)*([.G5]/1000)" office:value-type="float" office:value="0.077704" calcext:value-type="float">
            <text:p>0,077704</text:p>
          </table:table-cell>
          <table:table-cell table:formula="of:=[.H5]*[.E5]/1000" office:value-type="float" office:value="0.00233112" calcext:value-type="float">
            <text:p>0,0023311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surface de l’existant (m²)</text:p>
          </table:table-cell>
          <table:table-cell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2023" calcext:value-type="float">
            <text:p>2023</text:p>
          </table:table-cell>
          <table:table-cell table:formula="of:=([.F6]/1000)*([.G6]/1000)" office:value-type="float" office:value="0.115311" calcext:value-type="float">
            <text:p>0,115311</text:p>
          </table:table-cell>
          <table:table-cell table:formula="of:=[.H6]*[.E6]/1000" office:value-type="float" office:value="0.00230622" calcext:value-type="float">
            <text:p>0,0023062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823" calcext:value-type="float">
            <text:p>823</text:p>
          </table:table-cell>
          <table:table-cell table:formula="of:=([.F7]/1000)*([.G7]/1000)" office:value-type="float" office:value="0.046911" calcext:value-type="float">
            <text:p>0,046911</text:p>
          </table:table-cell>
          <table:table-cell table:formula="of:=[.H7]*[.E7]/1000" office:value-type="float" office:value="0.00093822" calcext:value-type="float">
            <text:p>0,0009382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formula="of:=2078/1000*893/1000" office:value-type="float" office:value="1.855654" calcext:value-type="float">
            <text:p>1,855654</text:p>
          </table:table-cell>
          <table:table-cell/>
          <table:table-cell office:value-type="string" calcext:value-type="string">
            <text:p>Parement vertical in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043" calcext:value-type="float">
            <text:p>2043</text:p>
          </table:table-cell>
          <table:table-cell table:formula="of:=([.F8]/1000)*([.G8]/1000)" office:value-type="float" office:value="0.12258" calcext:value-type="float">
            <text:p>0,12258</text:p>
          </table:table-cell>
          <table:table-cell table:formula="of:=[.H8]*[.E8]/1000" office:value-type="float" office:value="0.0006129" calcext:value-type="float">
            <text:p>0,0006129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ement horizontal in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783" calcext:value-type="float">
            <text:p>783</text:p>
          </table:table-cell>
          <table:table-cell table:formula="of:=([.F9]/1000)*([.G9]/1000)" office:value-type="float" office:value="0.04698" calcext:value-type="float">
            <text:p>0,04698</text:p>
          </table:table-cell>
          <table:table-cell table:formula="of:=[.H9]*[.E9]/1000" office:value-type="float" office:value="0.0002349" calcext:value-type="float">
            <text:p>0,0002349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023" calcext:value-type="float">
            <text:p>2023</text:p>
          </table:table-cell>
          <table:table-cell table:formula="of:=([.F10]/1000)*([.G10]/1000)" office:value-type="float" office:value="0.12138" calcext:value-type="float">
            <text:p>0,12138</text:p>
          </table:table-cell>
          <table:table-cell table:formula="of:=[.H10]*[.E10]/1000" office:value-type="float" office:value="0.0006069" calcext:value-type="float">
            <text:p>0,0006069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903" calcext:value-type="float">
            <text:p>903</text:p>
          </table:table-cell>
          <table:table-cell table:formula="of:=([.F11]/1000)*([.G11]/1000)" office:value-type="float" office:value="0.05418" calcext:value-type="float">
            <text:p>0,05418</text:p>
          </table:table-cell>
          <table:table-cell table:formula="of:=[.H11]*[.E11]/1000" office:value-type="float" office:value="0.0002709" calcext:value-type="float">
            <text:p>0,0002709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/>
          <table:table-cell office:value-type="string" calcext:value-type="string">
            <text:p>Ouvran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1" calcext:value-type="float">
            <text:p>2031</text:p>
          </table:table-cell>
          <table:table-cell table:formula="of:=([.F13]/1000)*([.G13]/1000)" office:value-type="float" office:value="0.2031" calcext:value-type="float">
            <text:p>0,2031</text:p>
          </table:table-cell>
          <table:table-cell table:formula="of:=[.H13]*[.E13]/1000" office:value-type="float" office:value="0.006093" calcext:value-type="float">
            <text:p>0,006093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819" calcext:value-type="float">
            <text:p>819</text:p>
          </table:table-cell>
          <table:table-cell table:formula="of:=([.F14]/1000)*([.G14]/1000)" office:value-type="float" office:value="0.077805" calcext:value-type="float">
            <text:p>0,077805</text:p>
          </table:table-cell>
          <table:table-cell table:formula="of:=[.H14]*[.E14]/1000" office:value-type="float" office:value="0.00233415" calcext:value-type="float">
            <text:p>0,00233415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19" calcext:value-type="float">
            <text:p>819</text:p>
          </table:table-cell>
          <table:table-cell table:formula="of:=([.F15]/1000)*([.G15]/1000)" office:value-type="float" office:value="0.0819" calcext:value-type="float">
            <text:p>0,0819</text:p>
          </table:table-cell>
          <table:table-cell table:formula="of:=[.H15]*[.E15]/1000" office:value-type="float" office:value="0.002457" calcext:value-type="float">
            <text:p>0,002457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819" calcext:value-type="float">
            <text:p>819</text:p>
          </table:table-cell>
          <table:table-cell table:formula="of:=([.F16]/1000)*([.G16]/1000)" office:value-type="float" office:value="0.07371" calcext:value-type="float">
            <text:p>0,07371</text:p>
          </table:table-cell>
          <table:table-cell table:formula="of:=[.H16]*[.E16]/1000" office:value-type="float" office:value="0.0022113" calcext:value-type="float">
            <text:p>0,0022113</text:p>
          </table:table-cell>
          <table:table-cell office:value-type="string" calcext:value-type="string">
            <text:p>Hêt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04-13T18:55:15.289500212</dc:date>
    <meta:editing-duration>PT25M6S</meta:editing-duration>
    <meta:editing-cycles>21</meta:editing-cycles>
    <meta:generator>LibreOffice/7.0.4.2$Linux_X86_64 LibreOffice_project/00$Build-2</meta:generator>
    <meta:document-statistic meta:table-count="1" meta:cell-count="112" meta:object-count="0"/>
  </office:meta>
</office:document-meta>
</file>